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Arial" fo:font-size="12pt" officeooo:rsid="0011dbbf" officeooo:paragraph-rsid="0011dbbf" style:font-size-asian="12pt" style:font-size-complex="12pt"/>
    </style:style>
    <style:style style:name="P2" style:family="paragraph" style:parent-style-name="Standard">
      <style:text-properties style:use-window-font-color="true" loext:opacity="0%" style:font-name="Arial" fo:font-size="12pt" officeooo:rsid="00139fbf" officeooo:paragraph-rsid="00139fbf" style:font-size-asian="12pt" style:font-size-complex="12pt"/>
    </style:style>
    <style:style style:name="P3" style:family="paragraph" style:parent-style-name="Standard">
      <style:text-properties style:use-window-font-color="true" loext:opacity="0%" style:font-name="Arial" fo:font-size="12pt" officeooo:rsid="0011dbbf" officeooo:paragraph-rsid="0011dbbf" fo:background-color="#ddddd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Arial" fo:font-size="12pt" officeooo:rsid="0011dbbf" officeooo:paragraph-rsid="0011dbbf" fo:background-color="#dddddd" style:font-size-asian="12pt" style:font-size-complex="12pt"/>
    </style:style>
    <style:style style:name="P5" style:family="paragraph" style:parent-style-name="Standard">
      <style:text-properties style:use-window-font-color="true" loext:opacity="0%" style:font-name="Arial" fo:font-size="12pt" officeooo:rsid="0011dbbf" officeooo:paragraph-rsid="0011dbbf" fo:background-color="transparent" style:font-size-asian="12pt" style:font-size-complex="12pt"/>
    </style:style>
    <style:style style:name="P6" style:family="paragraph" style:parent-style-name="Standard">
      <style:text-properties style:use-window-font-color="true" loext:opacity="0%" style:font-name="Arial" fo:font-size="12pt" officeooo:rsid="00139fbf" officeooo:paragraph-rsid="00139fbf" fo:background-color="transparent" style:font-size-asian="12pt" style:font-size-complex="12pt"/>
    </style:style>
    <style:style style:name="P7" style:family="paragraph" style:parent-style-name="Standard">
      <style:paragraph-properties fo:break-before="page"/>
      <style:text-properties style:use-window-font-color="true" loext:opacity="0%" style:font-name="Arial" fo:font-size="12pt" fo:font-weight="normal" officeooo:rsid="0011dbbf" officeooo:paragraph-rsid="0011dbbf" fo:background-color="transparent" style:font-size-asian="12pt" style:font-size-complex="12pt"/>
    </style:style>
    <style:style style:name="P8" style:family="paragraph" style:parent-style-name="Standard">
      <style:text-properties style:use-window-font-color="true" loext:opacity="0%" style:font-name="Arial" fo:font-size="12pt" fo:font-weight="normal" officeooo:rsid="0011dbbf" officeooo:paragraph-rsid="0011dbbf" fo:background-color="transparent" style:font-size-asian="12pt" style:font-size-complex="12pt"/>
    </style:style>
    <style:style style:name="P9" style:family="paragraph" style:parent-style-name="Standard">
      <style:paragraph-properties style:line-height-at-least="0.402cm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10" style:family="paragraph" style:parent-style-name="Standard" style:list-style-name="L1">
      <style:text-properties style:use-window-font-color="true" loext:opacity="0%" style:font-name="Arial" fo:font-size="12pt" officeooo:rsid="0011dbbf" officeooo:paragraph-rsid="0011dbbf" style:font-size-asian="12pt" style:font-size-complex="12pt"/>
    </style:style>
    <style:style style:name="P11" style:family="paragraph" style:parent-style-name="Standard" style:list-style-name="L2">
      <style:text-properties style:use-window-font-color="true" loext:opacity="0%" style:font-name="Arial" fo:font-size="12pt" officeooo:rsid="0011dbbf" officeooo:paragraph-rsid="0011dbbf" style:font-size-asian="12pt" style:font-size-complex="12pt"/>
    </style:style>
    <style:style style:name="P12" style:family="paragraph" style:parent-style-name="Standard" style:list-style-name="L2">
      <style:text-properties style:use-window-font-color="true" loext:opacity="0%" style:font-name="Arial" fo:font-size="12pt" officeooo:rsid="001584a9" officeooo:paragraph-rsid="001584a9" style:font-size-asian="12pt" style:font-size-complex="12pt"/>
    </style:style>
    <style:style style:name="P13" style:family="paragraph" style:parent-style-name="Standard" style:list-style-name="L3">
      <style:paragraph-properties style:line-height-at-least="0.402cm"/>
      <style:text-properties style:use-window-font-color="true" loext:opacity="0%" style:font-name="Arial" fo:font-size="12pt" fo:font-weight="normal" officeooo:paragraph-rsid="001584a9" fo:background-color="transparent" style:font-size-asian="12pt" style:font-size-complex="12pt"/>
    </style:style>
    <style:style style:name="P14" style:family="paragraph" style:parent-style-name="Standard" style:list-style-name="L3">
      <style:paragraph-properties style:line-height-at-least="0.402cm"/>
      <style:text-properties style:use-window-font-color="true" loext:opacity="0%" style:font-name="Arial" fo:font-size="12pt" fo:font-weight="normal" officeooo:paragraph-rsid="0016417a" fo:background-color="transparent"/>
    </style:style>
    <style:style style:name="P15" style:family="paragraph" style:parent-style-name="Standard" style:list-style-name="L3">
      <style:paragraph-properties style:line-height-at-least="0.402cm"/>
      <style:text-properties officeooo:paragraph-rsid="001584a9"/>
    </style:style>
    <style:style style:name="P16" style:family="paragraph" style:parent-style-name="Standard" style:list-style-name="L3">
      <style:paragraph-properties style:line-height-at-least="0.402cm"/>
      <style:text-properties officeooo:paragraph-rsid="0016417a"/>
    </style:style>
    <style:style style:name="P17" style:family="paragraph" style:parent-style-name="Standard" style:list-style-name="L3">
      <style:paragraph-properties style:line-height-at-least="0.402cm"/>
      <style:text-properties officeooo:paragraph-rsid="001584a9" fo:background-color="#cccccc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background-color="#ffffa6" loext:char-shading-value="0"/>
    </style:style>
    <style:style style:name="T3" style:family="text">
      <style:text-properties officeooo:rsid="00139fbf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584a9"/>
    </style:style>
    <style:style style:name="T6" style:family="text">
      <style:text-properties style:use-window-font-color="true" loext:opacity="0%" style:font-name="Arial" fo:font-size="12pt" fo:font-weight="normal" fo:background-color="transparent" loext:char-shading-value="0" style:font-size-asian="12pt" style:font-size-complex="12pt"/>
    </style:style>
    <style:style style:name="T7" style:family="text">
      <style:text-properties style:use-window-font-color="true" loext:opacity="0%" style:font-name="Arial" fo:font-size="12pt" fo:font-weight="normal" officeooo:rsid="0011dbbf" fo:background-color="transparent" loext:char-shading-value="0" style:font-size-asian="12pt" style:font-size-complex="12pt"/>
    </style:style>
    <style:style style:name="T8" style:family="text">
      <style:text-properties style:use-window-font-color="true" loext:opacity="0%" style:font-name="Arial" fo:font-size="12pt" fo:font-weight="normal" officeooo:rsid="0016417a" fo:background-color="transparent" loext:char-shading-value="0" style:font-size-asian="12pt" style:font-size-complex="12pt"/>
    </style:style>
    <style:style style:name="T9" style:family="text">
      <style:text-properties style:use-window-font-color="true" loext:opacity="0%" style:font-name="Arial" fo:font-size="12pt" fo:font-weight="normal" officeooo:rsid="0016417a" fo:background-color="transparent" loext:char-shading-value="0" style:font-size-asian="12pt" style:font-size-complex="12pt"/>
    </style:style>
    <style:style style:name="T10" style:family="text">
      <style:text-properties style:use-window-font-color="true" loext:opacity="0%" style:font-name="Arial" fo:font-size="12pt" fo:font-weight="normal" fo:background-color="#ffff00" loext:char-shading-value="0" style:font-size-asian="12pt" style:font-size-complex="12pt"/>
    </style:style>
    <style:style style:name="T11" style:family="text">
      <style:text-properties style:use-window-font-color="true" loext:opacity="0%" style:font-name="Arial" fo:font-size="12pt" fo:font-weight="normal" officeooo:rsid="001584a9" fo:background-color="#ffff00" loext:char-shading-value="0" style:font-size-asian="12pt" style:font-size-complex="12pt"/>
    </style:style>
    <style:style style:name="T12" style:family="text">
      <style:text-properties style:use-window-font-color="true" loext:opacity="0%" style:font-name="Arial" fo:font-size="12pt" fo:font-weight="normal" officeooo:rsid="0016417a" fo:background-color="#ffff00" loext:char-shading-value="0" style:font-size-asian="12pt" style:font-size-complex="12pt"/>
    </style:style>
    <style:style style:name="T13" style:family="text">
      <style:text-properties style:use-window-font-color="true" loext:opacity="0%" style:font-name="Arial" fo:font-size="12pt" fo:font-weight="normal" style:font-size-asian="12pt" style:font-size-complex="12pt"/>
    </style:style>
    <style:style style:name="T14" style:family="text">
      <style:text-properties style:use-window-font-color="true" loext:opacity="0%" style:font-name="Arial" fo:font-size="12pt" fo:font-weight="normal" officeooo:rsid="001584a9" style:font-size-asian="12pt" style:font-size-complex="12pt"/>
    </style:style>
    <style:style style:name="T15" style:family="text">
      <style:text-properties style:use-window-font-color="true" loext:opacity="0%" style:font-name="Arial" fo:font-size="12pt" fo:background-color="#ffff00" loext:char-shading-value="0" style:font-size-asian="12pt" style:font-size-complex="12pt"/>
    </style:style>
    <style:style style:name="T16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17" style:family="text">
      <style:text-properties style:use-window-font-color="true" loext:opacity="0%" style:font-name="Arial" fo:font-size="12pt" fo:font-weight="normal" officeooo:rsid="0016417a" fo:background-color="#ffff00" loext:char-shading-value="0" style:font-size-asian="12pt" style:font-size-complex="12pt"/>
    </style:style>
    <style:style style:name="T18" style:family="text">
      <style:text-properties style:use-window-font-color="true" loext:opacity="0%" style:font-name="Arial" fo:font-size="12pt" fo:font-weight="normal" officeooo:rsid="0016417a" fo:background-color="transparent" loext:char-shading-value="0" style:font-size-asian="12pt" style:font-size-complex="12pt"/>
    </style:style>
    <style:style style:name="T19" style:family="text">
      <style:text-properties style:font-size-asian="12pt" style:font-size-complex="12pt"/>
    </style:style>
    <style:style style:name="T20" style:family="text">
      <style:text-properties style:font-name="Arial" style:font-size-asian="12pt" style:font-size-complex="12pt"/>
    </style:style>
    <style:style style:name="T21" style:family="text">
      <style:text-properties style:font-name="Arial" officeooo:rsid="0016417a" style:font-size-asian="12pt" style:font-size-complex="12pt"/>
    </style:style>
    <style:style style:name="T22" style:family="text">
      <style:text-properties style:font-name="Arial" fo:background-color="#ffff00" loext:char-shading-value="0" style:font-size-asian="12pt" style:font-size-complex="12pt"/>
    </style:style>
    <style:style style:name="T23" style:family="text">
      <style:text-properties style:font-name="Arial" officeooo:rsid="0016417a" fo:background-color="#ffff00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ibuting Manual:</text:p>
      <text:p text:style-name="P1"/>
      <text:p text:style-name="P1">Nice, that you also look into this manual. Here i will show you how to implement new stuff easily.</text:p>
      <text:p text:style-name="P1"/>
      <text:p text:style-name="P1">There are some things left to be made at this point, but feel free to add your features, tho.</text:p>
      <text:p text:style-name="P1"/>
      <text:p text:style-name="P1">toDo´s:</text:p>
      <text:list text:style-name="L1">
        <text:list-item>
          <text:p text:style-name="P10">add polyphony</text:p>
        </text:list-item>
        <text:list-item>
          <text:p text:style-name="P10"><text:span text:style-name="T1">add display stabilty</text:span> </text:p>
        </text:list-item>
        <text:list-item>
          <text:p text:style-name="P10"><text:span text:style-name="T1">also how i update my screencontent, deletes are not always shown</text:span> </text:p>
        </text:list-item>
        <text:list-item>
          <text:p text:style-name="P10"><text:span text:style-name="T1">internal plugins</text:span> </text:p>
        </text:list-item>
        <text:list-item>
          <text:p text:style-name="P10"><text:span text:style-name="T1">if in the stepsequencer of a track, i would like to hear the selected clip. when in songmode, only play the arrangment</text:span> </text:p>
        </text:list-item>
        <text:list-item>
          <text:p text:style-name="P10"><text:span text:style-name="T1">Adding the audioboard.</text:span> for teensy 4.1</text:p>
        </text:list-item>
        <text:list-item>
          <text:p text:style-name="P10"><text:span text:style-name="T1">replace the clip-array with a struct</text:span> </text:p>
        </text:list-item>
        <text:list-item>
          <text:p text:style-name="P10"><text:span text:style-name="T1">make a PCB</text:span> </text:p>
        </text:list-item>
        <text:list-item>
          <text:p text:style-name="P10"><text:span text:style-name="T1">make a housing</text:span> </text:p>
        </text:list-item>
        <text:list-item>
          <text:p text:style-name="P10">implement Record-function</text:p>
        </text:list-item>
      </text:list>
      <text:p text:style-name="P1"/>
      <text:p text:style-name="P1"/>
      <text:p text:style-name="P1">The Program consists of several files.</text:p>
      <text:p text:style-name="P1">*by 13.Sep.22</text:p>
      <text:p text:style-name="P1"/>
      <text:list text:style-name="L2">
        <text:list-item>
          <text:p text:style-name="P11">15stepTeensyDAW3.ino</text:p>
        </text:list-item>
        <text:list-item>
          <text:p text:style-name="P11">ch1Sequencer.ino</text:p>
        </text:list-item>
        <text:list-item>
          <text:p text:style-name="P11">ch8Sequencer.ino</text:p>
        </text:list-item>
        <text:list-item>
          <text:p text:style-name="P11">drumtest.ino</text:p>
        </text:list-item>
        <text:list-item>
          <text:p text:style-name="P11">midi.ino</text:p>
        </text:list-item>
        <text:list-item>
          <text:p text:style-name="P11">songMode.ino</text:p>
        </text:list-item>
        <text:list-item>
          <text:p text:style-name="P11">variables.h</text:p>
        </text:list-item>
        <text:list-item>
          <text:p text:style-name="P12">sevaral Plugin files.ino</text:p>
        </text:list-item>
        <text:list-item>
          <text:p text:style-name="P12">sveral AudioSamples.cpp /.h</text:p>
        </text:list-item>
      </text:list>
      <text:p text:style-name="P1"/>
      <text:p text:style-name="P1">1. 15stepTeensyDAW3.ino :</text:p>
      <text:p text:style-name="P1"/>
      <text:p text:style-name="P1">This is the main sketch. It is easier to look at it in chapters: </text:p>
      <text:p text:style-name="P1">1.1<text:tab/>Including all the librarys and the .h file</text:p>
      <text:p text:style-name="P1">1.2<text:tab/>calibration and customizing</text:p>
      <text:p text:style-name="P1">1.3<text:tab/>initiate the modules</text:p>
      <text:p text:style-name="P1">1.4<text:tab/>Place for the PJRC GUItool for the internal plugins (audio Connections)</text:p>
      <text:p text:style-name="P1"/>
      <text:p text:style-name="P1">1.5 <text:s/><text:tab/><text:span text:style-name="T2">void setup()</text:span>, starting the sequencer, tft and setting the standard Midi Channels for <text:tab/>each Track; make the startUpScreen</text:p>
      <text:p text:style-name="P1">1.6<text:tab/><text:span text:style-name="T2">void loop()</text:span>, run, the sequencer, reading the inputs. Applying all the controls from the <text:tab/>startscreen when touched(trackselection, transportcontrol, arrengmenttype).</text:p>
      <text:p text:style-name="P1"><text:tab/>With each touch on one of the controls we switch all other functions to „false/LOW“ <text:tab/>so the touches are not misinterpreted. After setting the state the code will open up <text:tab/>the desired „window“.</text:p>
      <text:p text:style-name="P1"/>
      <text:p text:style-name="P4"><text:tab/>Touch XY input is mapped to a grid of x=20, y=15 frames! <text:tab/><text:tab/></text:p>
      <text:p text:style-name="P4"><text:tab/>Each frame has a Frameheight and -width of 16 pixels. <text:s text:c="4"/><text:tab/><text:tab/></text:p>
      <text:p text:style-name="P3"><text:soft-page-break/></text:p>
      <text:p text:style-name="P5">1.7<text:tab/><text:span text:style-name="T4">void savebutton()</text:span> <text:span text:style-name="T3">Initializing the card and if we hit the save button, do all the <text:tab/>savings. Right now it saves the clip-array into one big junk of ascii´s, that is read <text:tab/>when loading.</text:span></text:p>
      <text:p text:style-name="P5"/>
      <text:p text:style-name="P6">1.8<text:tab/><text:span text:style-name="T4">void loadbutton()</text:span> Loading the clips array from the sd card.</text:p>
      <text:p text:style-name="P6"/>
      <text:p text:style-name="P6">1.9<text:tab/><text:span text:style-name="T4">void startUpScreen()</text:span> here are all the graphical elements from the startupscreen are <text:tab/>made.</text:p>
      <text:p text:style-name="P1"/>
      <text:p text:style-name="P2">1.10<text:tab/><text:span text:style-name="T4">void showCoordinates()</text:span> shows the actual touch-coordinates</text:p>
      <text:p text:style-name="P2"/>
      <text:p text:style-name="P2">1.11<text:tab/><text:span text:style-name="T4">void drawStepSequencerStatic(int desired_instrument)</text:span></text:p>
      <text:p text:style-name="P2"/>
      <text:p text:style-name="P2">1.12<text:tab/><text:span text:style-name="T4">void clearWorkSpace ()</text:span></text:p>
      <text:p text:style-name="P2"/>
      <text:p text:style-name="P2">1.13<text:tab/><text:span text:style-name="T4">void clearStepsGrid ()</text:span></text:p>
      <text:p text:style-name="P2"/>
      <text:p text:style-name="P2">1.14<text:tab/><text:span text:style-name="T4">void clearStepsGridY ()</text:span></text:p>
      <text:p text:style-name="P1"/>
      <text:p text:style-name="P1"/>
      <text:p text:style-name="P7">//Lets <text:span text:style-name="T5">create</text:span> a plugin</text:p>
      <text:p text:style-name="P8"/>
      <text:list xml:id="list335406001" text:style-name="L3">
        <text:list-item>
          <text:p text:style-name="P15"><text:span text:style-name="T6">we copy the automatic generated code from the "15stepTeensyDAW3.ino" and import it to </text:span><text:a xlink:type="simple" xlink:href="https://www.pjrc.com/teensy/gui/" text:style-name="Internet_20_link" text:visited-style-name="Visited_20_Internet_20_Link">https://www.pjrc.com/teensy/gui/</text:a><text:span text:style-name="T6">All created plugins are in here.</text:span></text:p>
          <text:p text:style-name="P13"/>
        </text:list-item>
        <text:list-item>
          <text:p text:style-name="P13">for this tutorial we add followinig modules from the left side:<text:line-break/>WAVEFORM<text:line-break/>FILTER<text:line-break/>DC<text:line-break/>ENVELOPE<text:line-break/><text:line-break/>for a better view add "pl" "number" to each module. double-click on it to change its  name. connect the modules together<text:line-break/>if needed add a mixer to the chain<text:line-break/></text:p>
        </text:list-item>
        <text:list-item>
          <text:p text:style-name="P14"><text:span text:style-name="T19">export (Copy-paste) the automatic generated code to the "15stepTeensyDAW3.ino". delete the librarys that come with the code<text:line-break/></text:span></text:p>
        </text:list-item>
        <text:list-item>
          <text:p text:style-name="P14"><text:span text:style-name="T19">now we add a function with the plugin settings for the setup routine and one for the "mainscreen" if we call the plugin </text:span><text:span text:style-name="T20">lets call it: <text:line-break/></text:span><text:span text:style-name="T21">void </text:span><text:span text:style-name="T22">Plugin_3_Settings() </text:span><text:span text:style-name="T23">{}</text:span><text:span text:style-name="T20"><text:line-break/>and <text:line-break/></text:span><text:span text:style-name="T21">void </text:span><text:span text:style-name="T22">Plugin3_Page1_Dynamic() </text:span><text:span text:style-name="T23">{}</text:span></text:p>
          <text:p text:style-name="P16"><text:span text:style-name="T6"><text:line-break/>here we define the initial values for our modules, like OSC Waveform, Frequency, level, Filters freq and resonance,..…<text:line-break/>(Look on https://www.pjrc.com/teensy/gui/ @ each module what can be controlled)<text:line-break/><text:line-break/></text:span><text:span text:style-name="T11">A</text:span><text:span text:style-name="T10">dd the settings-function in the setup function in "15stepTeensyDAW3.ino"<text:line-break/></text:span></text:p>
          <text:p text:style-name="P16"><text:span text:style-name="T9">We can leave </text:span><text:span text:style-name="T17">Plugin3_Page1_Dynamic() {}</text:span><text:span text:style-name="T9"> empty for now.</text:span><text:span text:style-name="T10"><text:line-break/></text:span></text:p>
        </text:list-item>
        <text:list-item>
          <text:p text:style-name="P15"><text:span text:style-name="T6">head over to variables  and look for the ********************************************************</text:span><text:span text:style-name="T7">****************************************************************************<text:line-break/></text:span></text:p>
        </text:list-item>
        <text:list-item>
          <text:p text:style-name="P15"><text:span text:style-name="T6">add your Plugin name (4 chars max) to the pluginName array, if needed decrease </text:span><text:span text:style-name="T10">MAX-PLUGINS, MAX-CHANNELS &amp; MAX-PAGES <text:line-break/></text:span><text:span text:style-name="T6">for the tutorial we add "1OSC"<text:line-break/></text:span></text:p>
        </text:list-item>
        <text:list-item>
          <text:p text:style-name="P13">and define our first Plugin page -&gt; </text:p>
          <text:p text:style-name="P15"><text:span text:style-name="T10">#define PLUGIN3_PAGE1 22</text:span><text:span text:style-name="T6"> <text:s/>pluginstartpage has to be in order with the midi (plugin-)channel<text:line-break/></text:span></text:p>
        </text:list-item>
        <text:list-item>
          <text:p text:style-name="P15"><text:span text:style-name="T6">scroll down and add your variables there<text:line-break/>now we head over to the 15stepTeensyDAW3.ino" look for *************************************************************************</text:span><text:span text:style-name="T7"><text:line-break/></text:span></text:p>
        </text:list-item>
        <text:list-item>
          <text:p text:style-name="P13">copy one of the plugin Page Views</text:p>
          <text:p text:style-name="P13">and change the names according to our variables and functions.</text:p>
          <text:p text:style-name="P13">Every page you want to make has to have its own statement</text:p>
          <text:p text:style-name="P15"><text:soft-page-break/><text:span text:style-name="T6">we create:<text:line-break/></text:span><text:span text:style-name="T10"> //setting up the Plugin3 Page1-view<text:line-break/></text:span><text:span text:style-name="T15">  </text:span><text:span text:style-name="T10">//if (selectPage[PLUGIN3_PAGE1] == HIGH) {<text:line-break/></text:span><text:span text:style-name="T15">  </text:span><text:span text:style-name="T10">//Plugin3_Page1_Dynamic();<text:line-break/></text:span><text:span text:style-name="T15">  </text:span><text:span text:style-name="T10">//}</text:span><text:span text:style-name="T6"><text:line-break/><text:line-break/>after adding the active state statement<text:line-break/>now head over to the "midi.ino"<text:line-break/>look for *****************************************************************************************</text:span><text:span text:style-name="T7"><text:line-break/></text:span><text:span text:style-name="T6">track 2-8 are intended to be (monophonic) melodic sequencer <text:line-break/>in this file we let the 15step sequencer do all the midi and note trigering stuff<text:line-break/></text:span></text:p>
        </text:list-item>
        <text:list-item>
          <text:p text:style-name="P15"><text:span text:style-name="T6">so if you add a melodic plugin its best to add all the noteOn / Off functions here<text:line-break/>let the plugin only play when the midi channel for a track is set to this plugin<text:line-break/>do this with:<text:line-break/></text:span><text:span text:style-name="T11">i</text:span><text:span text:style-name="T10">f (track[track_number].MIDIchannel == 17) {}<text:line-break/></text:span><text:span text:style-name="T6">you can calculate the needed frequencys with a formula or use my note_frequency array<text:line-break/>current notes are stored in a struct with a "step" array<text:line-break/>call the frequency for your module with:<text:line-break/></text:span><text:span text:style-name="T10">"module".frequency(note_frequency[ctrack[track_number].sequence[track[track_number].clip_songMode].step[current]]);<text:line-break/></text:span></text:p>
          <text:p text:style-name="P17"><text:span text:style-name="T14">Test</text:span><text:span text:style-name="T13"><text:line-break/>if you select your corresponding midi(plugin-) channel for a track and have set some notes to the grid, you should hear your sequence now. (after uploading up to this stage of course)<text:line-break/>If you dont hear anything try an other plugin and switch back to yours<text:line-break/><text:line-break/></text:span><text:span text:style-name="T6">if you want to change your parameters and you certainly will, head back to your plugin ino file to add graphics and controls.<text:line-break/></text:span></text:p>
        </text:list-item>
        <text:list-item>
          <text:p text:style-name="P17"><text:span text:style-name="T7">add your controls<text:line-break/></text:span><text:span text:style-name="T6">to make live a bit easier the display </text:span><text:span text:style-name="T8">and touchscrren</text:span><text:span text:style-name="T6"> is sectioned into grids of  16pixels height and width<text:line-break/>to call a position best way is to ask if gridTouchX or/and gridTouchY is in certain area like<text:line-break/></text:span><text:span text:style-name="T10">if (gridTouchX == 10 &amp;&amp; gridTouchY == 5)<text:line-break/><text:line-break/></text:span><text:span text:style-name="T6">to draw something the STEP_FRAME_W and STEP_FRAME_H come handy. use a multiplier and an offset to get to your desired position, like:<text:line-break/></text:span><text:span text:style-name="T10">tft.drawPixel(STEP_FRAME_W * 3 + 2, STEP_FRAME_H * 5 - 3, int colour);<text:line-break/><text:line-break/></text:span><text:span text:style-name="T6">a bar graph function is implemented. Just call<text:line-break/></text:span><text:span text:style-name="T10">drawbarH(XPos, YPos, value_rnd, Name, int color)</text:span><text:span text:style-name="T6">  </text:span></text:p>
          <text:p text:style-name="P17"><text:span text:style-name="T6">//gridPosX, gridPosY, value 0-100, valuename, backgroundcolor of bargraph<text:line-break/>or<text:line-break/></text:span><text:span text:style-name="T10">drawbarV(XPos, YPos, value_rnd, Name, int color)</text:span><text:span text:style-name="T6"> /</text:span></text:p>
          <text:p text:style-name="P13">/gridPosX, gridPosY, value 0-100, valuename, backgroundcolor of bargraph</text:p>
        </text:list-item>
      </text:list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17:20:13.685000000</meta:creation-date>
    <dc:date>2022-09-25T21:42:51.302000000</dc:date>
    <meta:editing-duration>PT8H12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4" meta:paragraph-count="65" meta:word-count="955" meta:character-count="6211" meta:non-whitespace-character-count="5285"/>
  </office:meta>
</office:document-meta>
</file>